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9213" officeooo:paragraph-rsid="000892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ueba GIT a ver si se la ban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9:06:32.410645425</meta:creation-date>
    <dc:date>2018-06-17T19:07:21.103094296</dc:date>
    <meta:editing-duration>P0D</meta:editing-duration>
    <meta:editing-cycles>1</meta:editing-cycles>
    <meta:document-statistic meta:table-count="0" meta:image-count="0" meta:object-count="0" meta:page-count="1" meta:paragraph-count="1" meta:word-count="8" meta:character-count="31" meta:non-whitespace-character-count="24"/>
    <meta:generator>LibreOffice/4.2.8.2$Linux_X86_64 LibreOffice_project/420m0$Build-2</meta:generator>
  </office:meta>
</office:document-meta>
</file>